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e8cb" officeooo:paragraph-rsid="000be8cb"/>
    </style:style>
    <style:style style:name="P2" style:family="paragraph" style:parent-style-name="Standard">
      <style:text-properties officeooo:rsid="000be8cb" officeooo:paragraph-rsid="000d8bac"/>
    </style:style>
    <style:style style:name="P3" style:family="paragraph" style:parent-style-name="Standard">
      <style:text-properties officeooo:rsid="000d8bac" officeooo:paragraph-rsid="000d8bac"/>
    </style:style>
    <style:style style:name="P4" style:family="paragraph" style:parent-style-name="Standard">
      <style:text-properties officeooo:rsid="000f4813" officeooo:paragraph-rsid="000f4813"/>
    </style:style>
    <style:style style:name="P5" style:family="paragraph" style:parent-style-name="Standard" style:list-style-name="L1">
      <style:text-properties officeooo:rsid="000f4813" officeooo:paragraph-rsid="000f4813"/>
    </style:style>
    <style:style style:name="P6" style:family="paragraph" style:parent-style-name="Standard" style:list-style-name="L1">
      <style:text-properties officeooo:rsid="00111871" officeooo:paragraph-rsid="00111871"/>
    </style:style>
    <style:style style:name="T1" style:family="text">
      <style:text-properties officeooo:rsid="000c30c5"/>
    </style:style>
    <style:style style:name="T2" style:family="text">
      <style:text-properties officeooo:rsid="000d8bac"/>
    </style:style>
    <style:style style:name="T3" style:family="text">
      <style:text-properties fo:font-weight="bold" officeooo:rsid="000d8bac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d8ba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d8bac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 linguagem de consulta SPARQL <text:span text:style-name="T2">(</text:span><text:span text:style-name="T3">S</text:span><text:span text:style-name="T2">PARQL </text:span><text:span text:style-name="T3">P</text:span><text:span text:style-name="T2">rotocol </text:span><text:span text:style-name="T3">A</text:span><text:span text:style-name="T2">nd </text:span><text:span text:style-name="T3">R</text:span><text:span text:style-name="T2">DF </text:span><text:span text:style-name="T3">Q</text:span><text:span text:style-name="T2">uery </text:span><text:span text:style-name="T3">L</text:span><text:span text:style-name="T2">anguage)</text:span> é uma linguagem que atua sobre um modelo de dados chamado RDF <text:span text:style-name="T2">(</text:span><text:span text:style-name="T3">R</text:span><text:span text:style-name="T2">esource </text:span><text:span text:style-name="T3">D</text:span><text:span text:style-name="T2">escription </text:span><text:span text:style-name="T3">F</text:span><text:span text:style-name="T2">ramework)</text:span>, que é um <text:span text:style-name="T1">modelo</text:span> <text:span text:style-name="T1">que utiliza</text:span> grafos rotulados e direcionados <text:span text:style-name="T1">para representar dados e informações da Web</text:span>. <text:span text:style-name="T2">De forma bem resumida e simplificada, o RDF é uma tripla onde o primeiro valor é um identificador da entidade, o segundo valor é um nome de atributo e o terceiro valor é o valor do atributo. Dessa forma, podemos generalizar para dizer que o RDF é representado por triplas no seguinte formato:</text:span></text:p>
      <text:p text:style-name="P2"/>
      <text:p text:style-name="P3">&lt;identificador de entidade&gt; &lt;nome do atributo&gt; &lt;valor do atributo&gt;</text:p>
      <text:p text:style-name="P2"/>
      <text:p text:style-name="P2"><text:span text:style-name="T2">Este </text:span><text:span text:style-name="T5">framework</text:span><text:span text:style-name="T7"> é</text:span><text:span text:style-name="T2"> comumente utilizado para representar informações pessoais, redes sociais e metadados de artefatos digitais. Os resultados de uma consulta nessa linguagem podem retornar tanto grafos RDF como conjuntos.</text:span></text:p>
      <text:p text:style-name="P1"/>
      <text:p text:style-name="P4">As principais diferenças entre as linguagens de consulta SPARQL e SQL estão relacionadas ao modelo de dados que elas utilizam. Algumas vantagens e desvantagens do modelo RDF em relação ao modelo relacional são:</text:p>
      <text:p text:style-name="P4"/>
      <text:list xml:id="list2173809132382761392" text:style-name="L1">
        <text:list-item>
          <text:p text:style-name="P5">Flexibilidade: no RDF é possível alterar o esquema utilizado em produção, sem qualquer <text:span text:style-name="T4">downtime</text:span><text:span text:style-name="T6"> ou redesign. </text:span></text:p>
        </text:list-item>
        <text:list-item>
          <text:p text:style-name="P6"><text:span text:style-name="T6">Modernidade: os dados representados através do RDF são tipicamente consultados através de HTTP, sendo mais fácil integrá-los com serviços do que no modelo relacional através de consultas SQL. Além disso a internacionalização do conteúdo do banco de dados também é mais fácil.</text:span></text:p>
        </text:list-item>
        <text:list-item>
          <text:p text:style-name="P6"><text:span text:style-name="T6">Padronização: tanto o SPARQL como o RDF são muito mais padronizados do que o SQL e os modelos de dados relacionais, que existem às centenas e são implementados da maneira que o desenvolvedor preferir (com algumas restrições, claro).</text:span></text:p>
        </text:list-item>
        <text:list-item>
          <text:p text:style-name="P6"><text:span text:style-name="T6">Expressividade: com o SPARQL é possível fazer consultas muito mais complexas do que em SQL – ou seja, sua linguagem é mais poderosa. Entretanto existe um grande problema: a complexidade do SQL é muito menor.</text:span></text:p>
        </text:list-item>
        <text:list-item>
          <text:p text:style-name="P6"><text:span text:style-name="T6">Proveniência: em banco de dados RDF é possível armazenar muitos metadados a respeito de qualquer informação, tornando a tarefa de entender e criar relações complexas entre os dados extremamente simples. Dessa forma é possível ter um banco de dados muito mais rico e ligado.</text:span></text:p>
        </text:list-item>
        <text:list-item>
          <text:p text:style-name="P6"><text:span text:style-name="T6">Recursos: embora existam algumas vantagens do modelo de dados RDF <text:s/>e da linguagem de consulta SPARQL sobre o modelo de dados relacional e o SQL, os banco de dados relacionais são muito mais maduros e possuem muitas ferramentas a mais do que banco de dados RDF típicos. Isso pode ser um grande problema para aplicações comerciais, uma vez que a falta de funcionalidades e recursos pode ter um impacto direto nos custos de se utilizar um banco de dados RDF ao invés de um relacional.</text:span></text:p>
        </text:list-item>
      </text:list>
      <text:p text:style-name="P1"/>
      <text:p text:style-name="P4">Referências:</text:p>
      <text:p text:style-name="P4"><text:a xlink:type="simple" xlink:href="https://www.cambridgesemantics.com/semantic-university/sparql-vs-sql-intro" text:style-name="Internet_20_link" text:visited-style-name="Visited_20_Internet_20_Link">https://www.cambridgesemantics.com/semantic-university/sparql-vs-sql-intro</text:a></text:p>
      <text:p text:style-name="P4"><text:a xlink:type="simple" xlink:href="http://www.topquadrant.com/2014/05/05/comparing-sparql-with-sql/" text:style-name="Internet_20_link" text:visited-style-name="Visited_20_Internet_20_Link">http://www.topquadrant.com/2014/05/05/comparing-sparql-with-sql/</text:a></text:p>
      <text:p text:style-name="P4"><text:a xlink:type="simple" xlink:href="https://stackoverflow.com/questions/9159168/triple-stores-vs-relational-databases" text:style-name="Internet_20_link" text:visited-style-name="Visited_20_Internet_20_Link">https://stackoverflow.com/questions/9159168/triple-stores-vs-relational-databases</text:a></text:p>
      <text:p text:style-name="P4"><text:a xlink:type="simple" xlink:href="https://www.quora.com/Is-SPARK-SQL-better-than-SPARQL-Why" text:style-name="Internet_20_link" text:visited-style-name="Visited_20_Internet_20_Link">https://www.quora.com/Is-SPARK-SQL-better-than-SPARQL-Why</text:a></text:p>
      <text:p text:style-name="P4"><text:a xlink:type="simple" xlink:href="http://www.w3.org/TR/sparql11-query/" text:style-name="Internet_20_link" text:visited-style-name="Visited_20_Internet_20_Link">http://www.w3.org/TR/sparql11-query/</text:a></text:p>
      <text:p text:style-name="P4"><text:a xlink:type="simple" xlink:href="https://jena.apache.org/tutorials/sparql.html" text:style-name="Internet_20_link" text:visited-style-name="Visited_20_Internet_20_Link">https://jena.apache.org/tutorials/sparql.html</text:a>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4:10:41.578083206</meta:creation-date>
    <meta:generator>LibreOffice/5.1.4.2$Linux_X86_64 LibreOffice_project/10m0$Build-2</meta:generator>
    <dc:date>2016-10-25T15:14:19.556246805</dc:date>
    <meta:editing-duration>PT10M7S</meta:editing-duration>
    <meta:editing-cycles>2</meta:editing-cycles>
    <meta:document-statistic meta:table-count="0" meta:image-count="0" meta:object-count="0" meta:page-count="1" meta:paragraph-count="17" meta:word-count="440" meta:character-count="3011" meta:non-whitespace-character-count="2591"/>
  </office:meta>
</office:document-meta>
</file>